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5408" calcext:value-type="float">
            <text:p>72.2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5432" calcext:value-type="float">
            <text:p>71.6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6328" calcext:value-type="float">
            <text:p>71.9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5096" calcext:value-type="float">
            <text:p>72.0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9128" calcext:value-type="float">
            <text:p>71.5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24368" calcext:value-type="float">
            <text:p>71.5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0112" calcext:value-type="float">
            <text:p>71.0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844" calcext:value-type="float">
            <text:p>71.3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2768" calcext:value-type="float">
            <text:p>70.1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7424" calcext:value-type="float">
            <text:p>70.0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6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76696" calcext:value-type="float">
            <text:p>69.5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9" calcext:value-type="float">
            <text:p>68.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5984" calcext:value-type="float">
            <text:p>69.9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084" calcext:value-type="float">
            <text:p>71.4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44536" calcext:value-type="float">
            <text:p>71.3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46" calcext:value-type="float">
            <text:p>67.2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9288" calcext:value-type="float">
            <text:p>65.1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7496" calcext:value-type="float">
            <text:p>64.5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2224" calcext:value-type="float">
            <text:p>62.7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04296" calcext:value-type="float">
            <text:p>61.8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2776" calcext:value-type="float">
            <text:p>57.2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3568" calcext:value-type="float">
            <text:p>53.6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7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